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  <style:text-properties fo:color="#a9b7c6" style:font-name="Source Code Pro" fo:font-size="11.3000001907349pt"/>
    </style:style>
    <style:style style:name="P2" style:family="paragraph" style:parent-style-name="Preformatted_20_Text">
      <style:paragraph-properties fo:margin-top="0cm" fo:margin-bottom="0.499cm" loext:contextual-spacing="false"/>
      <style:text-properties fo:color="#e8bf6a" style:font-name="Source Code Pro" fo:font-size="11.3000001907349pt"/>
    </style:style>
    <style:style style:name="P3" style:family="paragraph" style:parent-style-name="Preformatted_20_Text">
      <style:text-properties fo:color="#a9b7c6"/>
    </style:style>
    <style:style style:name="P4" style:family="paragraph" style:parent-style-name="Preformatted_20_Text">
      <style:text-properties fo:color="#a9b7c6" style:font-name="Source Code Pro" fo:font-size="11.3000001907349pt"/>
    </style:style>
    <style:style style:name="P5" style:family="paragraph" style:parent-style-name="Preformatted_20_Text">
      <style:text-properties fo:color="#e8bf6a"/>
    </style:style>
    <style:style style:name="P6" style:family="paragraph" style:parent-style-name="Preformatted_20_Text">
      <style:text-properties fo:color="#e8bf6a" style:font-name="Source Code Pro" fo:font-size="11.3000001907349pt"/>
    </style:style>
    <style:style style:name="T1" style:family="text">
      <style:text-properties fo:color="#e8bf6a"/>
    </style:style>
    <style:style style:name="T2" style:family="text">
      <style:text-properties fo:color="#e8bf6a" style:font-name="Source Code Pro" fo:font-size="11.3000001907349pt"/>
    </style:style>
    <style:style style:name="T3" style:family="text">
      <style:text-properties style:font-name="Source Code Pro" fo:font-size="11.3000001907349pt"/>
    </style:style>
    <style:style style:name="T4" style:family="text">
      <style:text-properties fo:color="#bababa"/>
    </style:style>
    <style:style style:name="T5" style:family="text">
      <style:text-properties fo:color="#bababa" style:font-name="Source Code Pro" fo:font-size="11.3000001907349pt"/>
    </style:style>
    <style:style style:name="T6" style:family="text">
      <style:text-properties fo:color="#a5c261"/>
    </style:style>
    <style:style style:name="T7" style:family="text">
      <style:text-properties fo:color="#a5c261" style:font-name="Source Code Pro" fo:font-size="11.3000001907349pt"/>
    </style:style>
    <style:style style:name="T8" style:family="text">
      <style:text-properties fo:color="#8080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6_13395570"/><text:bookmark-start text:name="__DdeLink__4_13395570"/><text:span text:style-name="T1">&lt;b&gt;</text:span>&lt;%= link_to t('nav.forums'), thredded.root_path %&gt;<text:span text:style-name="T1">&lt;/b&gt;</text:span>.<text:bookmark-end text:name="__DdeLink__6_13395570"/><text:bookmark-end text:name="__DdeLink__4_13395570"/></text:p>
      <text:p text:style-name="P1"><text:span text:style-name="T1">&lt;b&gt;</text:span>&lt;%= link_to 'Log in', new_user_session_path %&gt;<text:span text:style-name="T1">&lt;/b&gt; </text:span>as</text:p>
      <text:p text:style-name="Standard"/>
      <text:p text:style-name="Standard"/>
      <text:p text:style-name="P4"><text:span text:style-name="T1">&lt;h1&gt;</text:span>Welcome to your new Rails app with Thredded! 🎉<text:span text:style-name="T1">&lt;/h1&gt;</text:span></text:p>
      <text:p text:style-name="P4"><text:span text:style-name="T1">&lt;p&gt;</text:span>Check out the</text:p>
      <text:p text:style-name="P3"><text:s text:c="2"/><text:span text:style-name="T2">&lt;b&gt;</text:span><text:span text:style-name="T3">&lt;%= link_to t('nav.forums'), thredded.root_path %&gt;</text:span><text:span text:style-name="T2">&lt;/b&gt;</text:span><text:span text:style-name="T3">.</text:span></text:p>
      <text:p text:style-name="P6">&lt;/p&gt;</text:p>
      <text:p text:style-name="P4">&lt;% unless Rails.env.production? %&gt;</text:p>
      <text:p text:style-name="P3"><text:s text:c="2"/><text:span text:style-name="T2">&lt;p&gt;</text:span><text:span text:style-name="T3">You can now:</text:span><text:span text:style-name="T2">&lt;/p&gt;</text:span></text:p>
      <text:p text:style-name="P5"><text:s text:c="2"/><text:span text:style-name="T3">&lt;ul&gt;</text:span></text:p>
      <text:p text:style-name="P5"><text:s text:c="4"/><text:span text:style-name="T3">&lt;li&gt;</text:span></text:p>
      <text:p text:style-name="P5"><text:s text:c="6"/><text:span text:style-name="T3">&lt;p&gt;</text:span></text:p>
      <text:p text:style-name="P3"><text:span text:style-name="T1"><text:s text:c="8"/></text:span><text:span text:style-name="T2">&lt;b&gt;</text:span><text:span text:style-name="T3">&lt;%= link_to 'Log in', new_user_session_path %&gt;</text:span><text:span text:style-name="T2">&lt;/b&gt; </text:span><text:span text:style-name="T3">as</text:span></text:p>
      <text:p text:style-name="P3"><text:s text:c="8"/><text:span text:style-name="T2">&lt;code&gt;</text:span><text:span text:style-name="T3">admin@myapp.com</text:span><text:span text:style-name="T2">&lt;/code&gt;</text:span></text:p>
      <text:p text:style-name="P3"><text:span text:style-name="T1"><text:s text:c="8"/></text:span><text:span text:style-name="T3">with password </text:span><text:span text:style-name="T2">&lt;code&gt;</text:span><text:span text:style-name="T3">123456</text:span><text:span text:style-name="T2">&lt;/code&gt;</text:span><text:span text:style-name="T3">.</text:span></text:p>
      <text:p text:style-name="P3"><text:s text:c="6"/><text:span text:style-name="T2">&lt;/p&gt;</text:span></text:p>
      <text:p text:style-name="P5"><text:s text:c="4"/><text:span text:style-name="T3">&lt;/li&gt;</text:span></text:p>
      <text:p text:style-name="P5"><text:s text:c="4"/><text:span text:style-name="T3">&lt;li&gt;</text:span></text:p>
      <text:p text:style-name="P3"><text:span text:style-name="T1"><text:s text:c="6"/></text:span><text:span text:style-name="T2">&lt;p&gt;</text:span><text:span text:style-name="T3">Edit this page at </text:span><text:span text:style-name="T2">&lt;code&gt;</text:span><text:span text:style-name="T3">app/views/home/show.html.erb</text:span><text:span text:style-name="T2">&lt;/code&gt;</text:span><text:span text:style-name="T3">.</text:span><text:span text:style-name="T2">&lt;/p&gt;</text:span></text:p>
      <text:p text:style-name="P5"><text:s text:c="4"/><text:span text:style-name="T3">&lt;/li&gt;</text:span></text:p>
      <text:p text:style-name="P5"><text:s text:c="2"/><text:span text:style-name="T3">&lt;/ul&gt;</text:span></text:p>
      <text:p text:style-name="P5"><text:s text:c="2"/><text:span text:style-name="T3">&lt;hr&gt;</text:span></text:p>
      <text:p text:style-name="P3"><text:span text:style-name="T1"><text:s text:c="2"/></text:span><text:span text:style-name="T2">&lt;p&gt;</text:span><text:span text:style-name="T3">Your app uses:</text:span><text:span text:style-name="T2">&lt;/p&gt;</text:span></text:p>
      <text:p text:style-name="P5"><text:s text:c="2"/><text:span text:style-name="T3">&lt;ul&gt;</text:span></text:p>
      <text:p text:style-name="P3"><text:span text:style-name="T1"><text:s text:c="4"/></text:span><text:span text:style-name="T2">&lt;li&gt;</text:span><text:span text:style-name="T3">&lt;%= ActiveRecord::Base.connection.adapter_name %&gt; database.</text:span><text:span text:style-name="T2">&lt;/li&gt;</text:span></text:p>
      <text:p text:style-name="P5"><text:s text:c="4"/><text:span text:style-name="T3">&lt;li&gt;</text:span></text:p>
      <text:p text:style-name="P3"><text:span text:style-name="T1"><text:s text:c="6"/></text:span><text:span text:style-name="T2">&lt;a </text:span><text:span text:style-name="T5">href=</text:span><text:span text:style-name="T7">"http://rubyonrails.org/"</text:span><text:span text:style-name="T2">&gt;</text:span><text:span text:style-name="T3">Ruby on Rails</text:span><text:span text:style-name="T2">&lt;/a&gt;</text:span></text:p>
      <text:p text:style-name="P3"><text:span text:style-name="T1"><text:s text:c="6"/></text:span><text:span text:style-name="T3">v&lt;%= Rails::VERSION::STRING %&gt;.</text:span></text:p>
      <text:p text:style-name="P3"><text:s text:c="4"/><text:span text:style-name="T2">&lt;/li&gt;</text:span></text:p>
      <text:p text:style-name="P5"><text:s text:c="4"/><text:span text:style-name="T3">&lt;li&gt;</text:span></text:p>
      <text:p text:style-name="P3"><text:span text:style-name="T1"><text:s text:c="6"/></text:span><text:span text:style-name="T2">&lt;a </text:span><text:span text:style-name="T5">href=</text:span><text:span text:style-name="T7">"https://github.com/plataformatec/devise"</text:span><text:span text:style-name="T2">&gt;</text:span><text:span text:style-name="T3">Devise</text:span><text:span text:style-name="T2">&lt;/a&gt;</text:span></text:p>
      <text:p text:style-name="P3"><text:span text:style-name="T1"><text:s text:c="6"/></text:span><text:span text:style-name="T3">v&lt;%= require 'devise/version'; Devise::VERSION %&gt; for authentication.</text:span></text:p>
      <text:p text:style-name="P3"><text:s text:c="4"/><text:span text:style-name="T2">&lt;/li&gt;</text:span></text:p>
      <text:p text:style-name="P5"><text:s text:c="4"/><text:span text:style-name="T3">&lt;li&gt;</text:span></text:p>
      <text:p text:style-name="P3"><text:span text:style-name="T1"><text:s text:c="6"/></text:span><text:span text:style-name="T2">&lt;a </text:span><text:span text:style-name="T5">href=</text:span><text:span text:style-name="T7">"https://github.com/thredded/thredded"</text:span><text:span text:style-name="T2">&gt;</text:span><text:span text:style-name="T3">Thredded</text:span><text:span text:style-name="T2">&lt;/a&gt;</text:span></text:p>
      <text:p text:style-name="P3"><text:span text:style-name="T1"><text:s text:c="6"/></text:span><text:span text:style-name="T3">v&lt;%= Thredded::VERSION %&gt; as the forums engine.</text:span></text:p>
      <text:p text:style-name="P3"><text:s text:c="4"/><text:span text:style-name="T2">&lt;/li&gt;</text:span></text:p>
      <text:p text:style-name="P3"><text:span text:style-name="T1"><text:s text:c="4"/></text:span><text:span text:style-name="T2">&lt;li&gt;</text:span><text:span text:style-name="T3">Sass for your styles.</text:span><text:span text:style-name="T2">&lt;/li&gt;</text:span></text:p>
      <text:p text:style-name="P3"><text:span text:style-name="T1"><text:s text:c="4"/></text:span><text:span text:style-name="T2">&lt;li&gt;</text:span><text:span text:style-name="T3">RSpec for testing.</text:span><text:span text:style-name="T2">&lt;/li&gt;</text:span></text:p>
      <text:p text:style-name="P5"><text:s text:c="2"/><text:span text:style-name="T3">&lt;/ul&gt;</text:span></text:p>
      <text:p text:style-name="P3"><text:span text:style-name="T1"><text:s text:c="2"/></text:span><text:span text:style-name="T3">Created with</text:span></text:p>
      <text:p text:style-name="P3"><text:s text:c="2"/><text:span text:style-name="T2">&lt;a </text:span><text:span text:style-name="T5">href=</text:span><text:span text:style-name="T7">"https://github.com/thredded/thredded_create_app"</text:span><text:span text:style-name="T2">&gt;</text:span></text:p>
      <text:p text:style-name="P3"><text:span text:style-name="T1"><text:s text:c="4"/></text:span><text:span text:style-name="T3">thredded_create_app</text:span></text:p>
      <text:p text:style-name="P3"><text:s text:c="2"/><text:span text:style-name="T2">&lt;/a&gt; </text:span><text:span text:style-name="T3">v0.1.15.</text:span></text:p>
      <text:p text:style-name="P1">&lt;% end %&gt;</text:p>
      <text:p text:style-name="Standard"/>
      <text:p text:style-name="Standard"/>
      <text:p text:style-name="P3"><text:s/><text:span text:style-name="T2">&lt;img </text:span><text:span text:style-name="T5">class=</text:span><text:span text:style-name="T7">"ImageInclude" </text:span><text:span text:style-name="T5">id=</text:span><text:span text:style-name="T7">"u2175_img" </text:span><text:span text:style-name="T5">src=</text:span><text:span text:style-name="T7">"/assets/timothy-muza%20new.jpg?crc=475755375" </text:span><text:span text:style-name="T5">alt=</text:span><text:span text:style-name="T7">"" </text:span><text:span text:style-name="T5">data-width=</text:span><text:span text:style-name="T7">"960" </text:span><text:span text:style-name="T5">data-height=</text:span><text:span text:style-name="T7">"641"</text:span><text:span text:style-name="T2">/&gt;</text:span></text:p>
      <text:p text:style-name="P6"><text:soft-page-break/>&lt;/div&gt;</text:p>
      <text:p text:style-name="P4"><text:span text:style-name="T1">&lt;div </text:span><text:span text:style-name="T4">class=</text:span><text:span text:style-name="T6">"SSSlide invi clip_frame fullscreen" </text:span><text:span text:style-name="T4">id=</text:span><text:span text:style-name="T6">"u2273"</text:span><text:span text:style-name="T1">&gt;</text:span><text:span text:style-name="T8">&lt;!-- image --&gt;</text:span></text:p>
      <text:p text:style-name="P3"><text:span text:style-name="T8"><text:s text:c="2"/></text:span><text:span text:style-name="T2">&lt;img </text:span><text:span text:style-name="T5">class=</text:span><text:span text:style-name="T7">"ImageInclude" </text:span><text:span text:style-name="T5">id=</text:span><text:span text:style-name="T7">"u2273_img" </text:span><text:span text:style-name="T5">data-src=</text:span><text:span text:style-name="T7">"/assets/sai-kiran-anagani.jpg?crc=527934636" </text:span><text:span text:style-name="T5">src=</text:span><text:span text:style-name="T7">"/assets/blank.gif?crc=4208392903" </text:span><text:span text:style-name="T5">alt=</text:span><text:span text:style-name="T7">"" </text:span><text:span text:style-name="T5">data-width=</text:span><text:span text:style-name="T7">"960" </text:span><text:span text:style-name="T5">data-height=</text:span><text:span text:style-name="T7">"640"</text:span><text:span text:style-name="T2">/&gt;</text:span></text:p>
      <text:p text:style-name="P2">&lt;/div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20:47:39.475855067</meta:creation-date>
    <dc:date>2017-04-21T00:35:39.127666518</dc:date>
    <meta:editing-duration>PT1H44M13S</meta:editing-duration>
    <meta:editing-cycles>1</meta:editing-cycles>
    <meta:document-statistic meta:table-count="0" meta:image-count="0" meta:object-count="0" meta:page-count="2" meta:paragraph-count="49" meta:word-count="145" meta:character-count="1690" meta:non-whitespace-character-count="1436"/>
    <meta:generator>LibreOffice/5.1.4.2$Linux_X86_64 LibreOffice_project/10m0$Build-2</meta:generator>
  </office:meta>
</office:document-meta>
</file>